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6.5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Weekly Sales Level, Y (1,000s of gallons)</text:p>
          </table:table-cell>
          <table:table-cell table:style-name="ce1" office:value-type="string" calcext:value-type="string">
            <text:p>Selling Price X ($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3" calcext:value-type="float">
            <text:p>1.3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.0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.2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.6" calcext:value-type="float">
            <text:p>1.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.4" calcext:value-type="float">
            <text:p>1.4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.0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.1" calcext:value-type="float">
            <text:p>1.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6T09:46:45.559030841</meta:creation-date>
    <dc:date>2022-10-16T09:49:03.613844606</dc:date>
    <meta:editing-duration>PT2M18S</meta:editing-duration>
    <meta:editing-cycles>1</meta:editing-cycles>
    <meta:document-statistic meta:table-count="1" meta:cell-count="33" meta:object-count="0"/>
    <meta:generator>LibreOffice/7.3.5.2$Linux_X86_64 LibreOffice_project/184fe81b8c8c30d8b5082578aee2fed2ea847c01</meta:generator>
  </office:meta>
</office:document-meta>
</file>